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дай ответы по теме Php 1. Что ето 2. Зачем нужно 3. Как использовать 4. Из чего состоит 5. Ключевые понятий, концепции</text:p>
      <text:p text:style-name="Standard">ChatGPT</text:p>
      <text:p text:style-name="P1">ChatGPT</text:p>
      <text:p text:style-name="Text_20_body">Конечно, вот краткие ответы на ваши вопросы по теме PHP:</text:p>
      <text:list xml:id="list7387508150095537096" text:style-name="L1">
        <text:list-item>
          <text:p text:style-name="P2"><text:span text:style-name="Strong_20_Emphasis">Что это</text:span>: PHP (PHP: Hypertext Preprocessor) - это скриптовый язык программирования, который обычно используется для создания динамических веб-страниц или веб-приложений. Он широко применяется для обработки данных на сервере и генерации HTML-страниц.</text:p>
        </text:list-item>
        <text:list-item>
          <text:p text:style-name="P2"><text:span text:style-name="Strong_20_Emphasis">Зачем нужно</text:span>: PHP позволяет создавать интерактивные веб-страницы, работать с базами данных, обрабатывать формы, создавать сессии и многое другое. Он предоставляет мощные инструменты для разработки веб-приложений и взаимодействия с пользователем на стороне сервера.</text:p>
        </text:list-item>
        <text:list-item>
          <text:p text:style-name="P2"><text:span text:style-name="Strong_20_Emphasis">Как использовать</text:span>: Для использования PHP необходим веб-сервер с установленным PHP-модулем. PHP-скрипты встраиваются в HTML и обрабатываются на сервере при запросе страницы. PHP-код заключается в специальные теги <text:span text:style-name="Source_20_Text">&lt;?php ?&gt;</text:span>.</text:p>
        </text:list-item>
        <text:list-item>
          <text:p text:style-name="P2"><text:span text:style-name="Strong_20_Emphasis">Из чего состоит</text:span>: PHP код состоит из инструкций, функций, переменных и других элементов, типичных для большинства языков программирования. Он также включает в себя специальные инструменты для работы с веб-сервером, базами данных и HTTP-запросами.</text:p>
        </text:list-item>
        <text:list-item>
          <text:p text:style-name="P2"><text:span text:style-name="Strong_20_Emphasis">Ключевые понятия, концепции</text:span>: Некоторые ключевые понятия в PHP включают переменные, условные операторы, циклы, функции, массивы, объекты, обработку ошибок, работу с файлами, работу с базами данных (например, MySQL, PostgreSQL), сессии и куки, а также работу с HTTP-запросами и ответами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4$Win32 OpenOffice.org_project/4114m1$Build-9811</meta:generator>
    <dc:date>2024-05-01T01:19:49.42</dc:date>
    <meta:document-statistic meta:table-count="0" meta:image-count="0" meta:object-count="0" meta:page-count="1" meta:paragraph-count="9" meta:word-count="201" meta:character-count="1459"/>
    <dc:creator>Dima Wide</dc:creator>
    <meta:user-defined meta:name="Info 1"/>
    <meta:user-defined meta:name="Info 2"/>
    <meta:user-defined meta:name="Info 3"/>
    <meta:user-defined meta:name="Info 4"/>
  </office:meta>
</office:document-meta>
</file>